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1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5cm" svg:height="0.683cm" svg:x="1.2cm" svg:y="1.8cm">
          <draw:text-box>
            <text:p text:style-name="P1">619</text:p>
          </draw:text-box>
        </draw:frame>
        <draw:frame draw:style-name="gr1" draw:text-style-name="P1" draw:layer="layout" svg:width="1.408cm" svg:height="0.683cm" svg:x="2.2cm" svg:y="1.8cm">
          <draw:text-box>
            <text:p text:style-name="P1">DR-1</text:p>
          </draw:text-box>
        </draw:frame>
        <draw:frame draw:style-name="gr1" draw:text-style-name="P1" draw:layer="layout" svg:width="2.487cm" svg:height="0.683cm" svg:x="3.6cm" svg:y="1.8cm">
          <draw:text-box>
            <text:p text:style-name="P1">1927-02-08</text:p>
          </draw:text-box>
        </draw:frame>
        <draw:frame draw:style-name="gr1" draw:text-style-name="P1" draw:layer="layout" svg:width="1.15cm" svg:height="0.683cm" svg:x="1.2cm" svg:y="2.401cm">
          <draw:text-box>
            <text:p text:style-name="P1">622</text:p>
          </draw:text-box>
        </draw:frame>
        <draw:frame draw:style-name="gr1" draw:text-style-name="P1" draw:layer="layout" svg:width="1.408cm" svg:height="0.683cm" svg:x="2.2cm" svg:y="2.401cm">
          <draw:text-box>
            <text:p text:style-name="P1">DR-1</text:p>
          </draw:text-box>
        </draw:frame>
        <draw:frame draw:style-name="gr1" draw:text-style-name="P1" draw:layer="layout" svg:width="2.487cm" svg:height="0.683cm" svg:x="3.6cm" svg:y="2.401cm">
          <draw:text-box>
            <text:p text:style-name="P1">1927-02-10</text:p>
          </draw:text-box>
        </draw:frame>
        <draw:frame draw:style-name="gr1" draw:text-style-name="P1" draw:layer="layout" svg:width="1.15cm" svg:height="0.683cm" svg:x="1.2cm" svg:y="2.902cm">
          <draw:text-box>
            <text:p text:style-name="P1">734</text:p>
          </draw:text-box>
        </draw:frame>
        <draw:frame draw:style-name="gr1" draw:text-style-name="P1" draw:layer="layout" svg:width="1.408cm" svg:height="0.683cm" svg:x="2.2cm" svg:y="2.902cm">
          <draw:text-box>
            <text:p text:style-name="P1">DR-3</text:p>
          </draw:text-box>
        </draw:frame>
        <draw:frame draw:style-name="gr1" draw:text-style-name="P1" draw:layer="layout" svg:width="2.487cm" svg:height="0.683cm" svg:x="3.6cm" svg:y="2.902cm">
          <draw:text-box>
            <text:p text:style-name="P1">1939-01-07</text:p>
          </draw:text-box>
        </draw:frame>
        <draw:frame draw:style-name="gr1" draw:text-style-name="P1" draw:layer="layout" svg:width="1.15cm" svg:height="0.683cm" svg:x="1.2cm" svg:y="3.603cm">
          <draw:text-box>
            <text:p text:style-name="P1">735</text:p>
          </draw:text-box>
        </draw:frame>
        <draw:frame draw:style-name="gr1" draw:text-style-name="P1" draw:layer="layout" svg:width="1.408cm" svg:height="0.683cm" svg:x="2.2cm" svg:y="3.603cm">
          <draw:text-box>
            <text:p text:style-name="P1">DR-3</text:p>
          </draw:text-box>
        </draw:frame>
        <draw:frame draw:style-name="gr1" draw:text-style-name="P1" draw:layer="layout" svg:width="2.487cm" svg:height="0.683cm" svg:x="3.6cm" svg:y="3.603cm">
          <draw:text-box>
            <text:p text:style-name="P1">1939-01-12</text:p>
          </draw:text-box>
        </draw:frame>
        <draw:frame draw:style-name="gr1" draw:text-style-name="P1" draw:layer="layout" svg:width="1.15cm" svg:height="0.683cm" svg:x="1.2cm" svg:y="4.204cm">
          <draw:text-box>
            <text:p text:style-name="P1">751</text:p>
          </draw:text-box>
        </draw:frame>
        <draw:frame draw:style-name="gr1" draw:text-style-name="P1" draw:layer="layout" svg:width="1.408cm" svg:height="0.683cm" svg:x="2.2cm" svg:y="4.204cm">
          <draw:text-box>
            <text:p text:style-name="P1">DR-3</text:p>
          </draw:text-box>
        </draw:frame>
        <draw:frame draw:style-name="gr1" draw:text-style-name="P1" draw:layer="layout" svg:width="2.487cm" svg:height="0.683cm" svg:x="3.6cm" svg:y="4.204cm">
          <draw:text-box>
            <text:p text:style-name="P1">1939-02-26</text:p>
          </draw:text-box>
        </draw:frame>
        <draw:frame draw:style-name="gr1" draw:text-style-name="P1" draw:layer="layout" svg:width="1.15cm" svg:height="0.683cm" svg:x="1.2cm" svg:y="4.805cm">
          <draw:text-box>
            <text:p text:style-name="P1">752</text:p>
          </draw:text-box>
        </draw:frame>
        <draw:frame draw:style-name="gr1" draw:text-style-name="P1" draw:layer="layout" svg:width="1.408cm" svg:height="0.683cm" svg:x="2.2cm" svg:y="4.805cm">
          <draw:text-box>
            <text:p text:style-name="P1">DR-3</text:p>
          </draw:text-box>
        </draw:frame>
        <draw:frame draw:style-name="gr1" draw:text-style-name="P1" draw:layer="layout" svg:width="1.15cm" svg:height="0.683cm" svg:x="1.2cm" svg:y="5.405cm">
          <draw:text-box>
            <text:p text:style-name="P1">837</text:p>
          </draw:text-box>
        </draw:frame>
        <draw:frame draw:style-name="gr1" draw:text-style-name="P1" draw:layer="layout" svg:width="1.687cm" svg:height="0.683cm" svg:x="2.2cm" svg:y="5.405cm">
          <draw:text-box>
            <text:p text:style-name="P1">MSK-4</text:p>
          </draw:text-box>
        </draw:frame>
        <draw:frame draw:style-name="gr1" draw:text-style-name="P1" draw:layer="layout" svg:width="2.487cm" svg:height="0.683cm" svg:x="3.6cm" svg:y="5.405cm">
          <draw:text-box>
            <text:p text:style-name="P1">1932-01-14</text:p>
          </draw:text-box>
        </draw:frame>
        <draw:frame draw:style-name="gr1" draw:text-style-name="P1" draw:layer="layout" svg:width="1.15cm" svg:height="0.683cm" svg:x="1.2cm" svg:y="5.917cm">
          <draw:text-box>
            <text:p text:style-name="P1">844</text:p>
          </draw:text-box>
        </draw:frame>
        <draw:frame draw:style-name="gr1" draw:text-style-name="P1" draw:layer="layout" svg:width="1.408cm" svg:height="0.683cm" svg:x="2.2cm" svg:y="5.917cm">
          <draw:text-box>
            <text:p text:style-name="P1">DR-1</text:p>
          </draw:text-box>
        </draw:frame>
        <draw:frame draw:style-name="gr1" draw:text-style-name="P1" draw:layer="layout" svg:width="2.487cm" svg:height="0.683cm" svg:x="3.6cm" svg:y="5.917cm">
          <draw:text-box>
            <text:p text:style-name="P1">1932-03-22</text:p>
          </draw:text-box>
        </draw:frame>
        <draw:line draw:style-name="gr2" draw:text-style-name="P2" draw:layer="layout" svg:x1="1.2cm" svg:y1="1.8cm" svg:x2="1.2cm" svg:y2="6.6cm">
          <text:p/>
        </draw:line>
        <draw:line draw:style-name="gr2" draw:text-style-name="P2" draw:layer="layout" svg:x1="2.3cm" svg:y1="1.8cm" svg:x2="2.3cm" svg:y2="6.6cm">
          <text:p/>
        </draw:line>
        <draw:line draw:style-name="gr2" draw:text-style-name="P2" draw:layer="layout" svg:x1="3.7cm" svg:y1="1.8cm" svg:x2="3.7cm" svg:y2="6.6cm">
          <text:p/>
        </draw:line>
        <draw:line draw:style-name="gr2" draw:text-style-name="P2" draw:layer="layout" svg:x1="6cm" svg:y1="1.8cm" svg:x2="6cm" svg:y2="6.6cm">
          <text:p/>
        </draw:line>
        <draw:line draw:style-name="gr2" draw:text-style-name="P2" draw:layer="layout" svg:x1="1.2cm" svg:y1="1.8cm" svg:x2="6cm" svg:y2="1.8cm">
          <text:p/>
        </draw:line>
        <draw:line draw:style-name="gr2" draw:text-style-name="P2" draw:layer="layout" svg:x1="1.2cm" svg:y1="2.4cm" svg:x2="6cm" svg:y2="2.4cm">
          <text:p/>
        </draw:line>
        <draw:line draw:style-name="gr2" draw:text-style-name="P2" draw:layer="layout" svg:x1="1.2cm" svg:y1="3cm" svg:x2="6cm" svg:y2="3cm">
          <text:p/>
        </draw:line>
        <draw:line draw:style-name="gr2" draw:text-style-name="P2" draw:layer="layout" svg:x1="1.2cm" svg:y1="3.6cm" svg:x2="6cm" svg:y2="3.6cm">
          <text:p/>
        </draw:line>
        <draw:line draw:style-name="gr2" draw:text-style-name="P2" draw:layer="layout" svg:x1="1.2cm" svg:y1="4.2cm" svg:x2="6cm" svg:y2="4.2cm">
          <text:p/>
        </draw:line>
        <draw:line draw:style-name="gr2" draw:text-style-name="P2" draw:layer="layout" svg:x1="1.2cm" svg:y1="4.8cm" svg:x2="6cm" svg:y2="4.8cm">
          <text:p/>
        </draw:line>
        <draw:line draw:style-name="gr2" draw:text-style-name="P2" draw:layer="layout" svg:x1="1.2cm" svg:y1="5.4cm" svg:x2="6cm" svg:y2="5.4cm">
          <text:p/>
        </draw:line>
        <draw:line draw:style-name="gr2" draw:text-style-name="P2" draw:layer="layout" svg:x1="1.2cm" svg:y1="6cm" svg:x2="6cm" svg:y2="6cm">
          <text:p/>
        </draw:line>
        <draw:line draw:style-name="gr2" draw:text-style-name="P2" draw:layer="layout" svg:x1="1.2cm" svg:y1="6.6cm" svg:x2="6cm" svg:y2="6.6cm">
          <text:p/>
        </draw:line>
        <draw:frame draw:style-name="gr1" draw:text-style-name="P1" draw:layer="layout" svg:width="2.919cm" svg:height="0.683cm" svg:x="6.834cm" svg:y="1.117cm">
          <draw:text-box>
            <text:p text:style-name="P1">1. select date </text:p>
          </draw:text-box>
        </draw:frame>
        <draw:line draw:style-name="gr3" draw:text-style-name="P2" draw:layer="layout" svg:x1="6.3cm" svg:y1="2.1cm" svg:x2="11.4cm" svg:y2="2.1cm">
          <text:p/>
        </draw:line>
        <draw:line draw:style-name="gr3" draw:text-style-name="P2" draw:layer="layout" svg:x1="6.3cm" svg:y1="2.7cm" svg:x2="11.4cm" svg:y2="2.7cm">
          <text:p/>
        </draw:line>
        <draw:line draw:style-name="gr3" draw:text-style-name="P2" draw:layer="layout" svg:x1="6.3cm" svg:y1="6.3cm" svg:x2="11.4cm" svg:y2="6.3cm">
          <text:p/>
        </draw:line>
        <draw:line draw:style-name="gr3" draw:text-style-name="P2" draw:layer="layout" svg:x1="12.9cm" svg:y1="6.9cm" svg:x2="12.9cm" svg:y2="8.8cm">
          <text:p/>
        </draw:line>
        <draw:frame draw:style-name="gr1" draw:text-style-name="P1" draw:layer="layout" svg:width="1.56cm" svg:height="0.683cm" svg:x="10.5cm" svg:y="7.517cm">
          <draw:text-box>
            <text:p text:style-name="P1">2. min</text:p>
          </draw:text-box>
        </draw:frame>
        <draw:frame draw:style-name="gr1" draw:text-style-name="P1" draw:layer="layout" svg:width="2.487cm" svg:height="0.683cm" svg:x="11.601cm" svg:y="1.8cm">
          <draw:text-box>
            <text:p text:style-name="P1">1927-02-08</text:p>
          </draw:text-box>
        </draw:frame>
        <draw:frame draw:style-name="gr1" draw:text-style-name="P1" draw:layer="layout" svg:width="2.487cm" svg:height="0.683cm" svg:x="11.601cm" svg:y="2.401cm">
          <draw:text-box>
            <text:p text:style-name="P1">1927-02-10</text:p>
          </draw:text-box>
        </draw:frame>
        <draw:frame draw:style-name="gr1" draw:text-style-name="P1" draw:layer="layout" svg:width="2.487cm" svg:height="0.683cm" svg:x="11.601cm" svg:y="2.902cm">
          <draw:text-box>
            <text:p text:style-name="P1">1939-01-07</text:p>
          </draw:text-box>
        </draw:frame>
        <draw:frame draw:style-name="gr1" draw:text-style-name="P1" draw:layer="layout" svg:width="2.487cm" svg:height="0.683cm" svg:x="11.601cm" svg:y="3.603cm">
          <draw:text-box>
            <text:p text:style-name="P1">1939-01-12</text:p>
          </draw:text-box>
        </draw:frame>
        <draw:frame draw:style-name="gr1" draw:text-style-name="P1" draw:layer="layout" svg:width="2.487cm" svg:height="0.683cm" svg:x="11.601cm" svg:y="4.204cm">
          <draw:text-box>
            <text:p text:style-name="P1">1939-02-26</text:p>
          </draw:text-box>
        </draw:frame>
        <draw:frame draw:style-name="gr1" draw:text-style-name="P1" draw:layer="layout" svg:width="2.487cm" svg:height="0.683cm" svg:x="11.601cm" svg:y="5.405cm">
          <draw:text-box>
            <text:p text:style-name="P1">1932-01-14</text:p>
          </draw:text-box>
        </draw:frame>
        <draw:frame draw:style-name="gr1" draw:text-style-name="P1" draw:layer="layout" svg:width="2.487cm" svg:height="0.683cm" svg:x="11.601cm" svg:y="5.917cm">
          <draw:text-box>
            <text:p text:style-name="P1">1932-03-22</text:p>
          </draw:text-box>
        </draw:frame>
        <draw:line draw:style-name="gr2" draw:text-style-name="P2" draw:layer="layout" svg:x1="11.701cm" svg:y1="1.8cm" svg:x2="11.701cm" svg:y2="6.6cm">
          <text:p/>
        </draw:line>
        <draw:line draw:style-name="gr2" draw:text-style-name="P2" draw:layer="layout" svg:x1="14.001cm" svg:y1="1.8cm" svg:x2="14.001cm" svg:y2="6.6cm">
          <text:p/>
        </draw:line>
        <draw:line draw:style-name="gr2" draw:text-style-name="P2" draw:layer="layout" svg:x1="11.7cm" svg:y1="1.8cm" svg:x2="14cm" svg:y2="1.8cm">
          <text:p/>
        </draw:line>
        <draw:line draw:style-name="gr2" draw:text-style-name="P2" draw:layer="layout" svg:x1="11.7cm" svg:y1="2.4cm" svg:x2="14cm" svg:y2="2.4cm">
          <text:p/>
        </draw:line>
        <draw:line draw:style-name="gr2" draw:text-style-name="P2" draw:layer="layout" svg:x1="11.7cm" svg:y1="3.6cm" svg:x2="14cm" svg:y2="3.6cm">
          <text:p/>
        </draw:line>
        <draw:line draw:style-name="gr2" draw:text-style-name="P2" draw:layer="layout" svg:x1="11.7cm" svg:y1="4.2cm" svg:x2="14cm" svg:y2="4.2cm">
          <text:p/>
        </draw:line>
        <draw:line draw:style-name="gr2" draw:text-style-name="P2" draw:layer="layout" svg:x1="11.7cm" svg:y1="4.8cm" svg:x2="14cm" svg:y2="4.8cm">
          <text:p/>
        </draw:line>
        <draw:line draw:style-name="gr2" draw:text-style-name="P2" draw:layer="layout" svg:x1="11.7cm" svg:y1="6cm" svg:x2="14cm" svg:y2="6cm">
          <text:p/>
        </draw:line>
        <draw:line draw:style-name="gr2" draw:text-style-name="P2" draw:layer="layout" svg:x1="11.7cm" svg:y1="6.6cm" svg:x2="14cm" svg:y2="6.6cm">
          <text:p/>
        </draw:line>
        <draw:line draw:style-name="gr2" draw:text-style-name="P2" draw:layer="layout" svg:x1="11.7cm" svg:y1="3cm" svg:x2="14cm" svg:y2="3cm">
          <text:p/>
        </draw:line>
        <draw:line draw:style-name="gr2" draw:text-style-name="P2" draw:layer="layout" svg:x1="11.7cm" svg:y1="5.4cm" svg:x2="14cm" svg:y2="5.4cm">
          <text:p/>
        </draw:line>
        <draw:frame draw:style-name="gr1" draw:text-style-name="P1" draw:layer="layout" svg:width="2.487cm" svg:height="0.683cm" svg:x="11.602cm" svg:y="9.001cm">
          <draw:text-box>
            <text:p text:style-name="P1">1927-02-08</text:p>
          </draw:text-box>
        </draw:frame>
        <draw:line draw:style-name="gr2" draw:text-style-name="P2" draw:layer="layout" svg:x1="11.701cm" svg:y1="9.001cm" svg:x2="14.001cm" svg:y2="9.001cm">
          <text:p/>
        </draw:line>
        <draw:line draw:style-name="gr2" draw:text-style-name="P2" draw:layer="layout" svg:x1="11.701cm" svg:y1="9.601cm" svg:x2="14.001cm" svg:y2="9.601cm">
          <text:p/>
        </draw:line>
        <draw:line draw:style-name="gr2" draw:text-style-name="P2" draw:layer="layout" svg:x1="11.701cm" svg:y1="9cm" svg:x2="11.701cm" svg:y2="9.6cm">
          <text:p/>
        </draw:line>
        <draw:line draw:style-name="gr2" draw:text-style-name="P2" draw:layer="layout" svg:x1="14.001cm" svg:y1="9cm" svg:x2="14.001cm" svg:y2="9.6cm">
          <text:p/>
        </draw:line>
        <draw:line draw:style-name="gr3" draw:text-style-name="P2" draw:layer="layout" svg:x1="6.3cm" svg:y1="3.3cm" svg:x2="11.4cm" svg:y2="3.3cm">
          <text:p/>
        </draw:line>
        <draw:line draw:style-name="gr3" draw:text-style-name="P2" draw:layer="layout" svg:x1="6.3cm" svg:y1="3.9cm" svg:x2="11.4cm" svg:y2="3.9cm">
          <text:p/>
        </draw:line>
        <draw:line draw:style-name="gr3" draw:text-style-name="P2" draw:layer="layout" svg:x1="6.3cm" svg:y1="4.5cm" svg:x2="11.4cm" svg:y2="4.5cm">
          <text:p/>
        </draw:line>
        <draw:line draw:style-name="gr3" draw:text-style-name="P2" draw:layer="layout" svg:x1="6.3cm" svg:y1="5.1cm" svg:x2="11.4cm" svg:y2="5.1cm">
          <text:p/>
        </draw:line>
        <draw:line draw:style-name="gr3" draw:text-style-name="P2" draw:layer="layout" svg:x1="6.3cm" svg:y1="5.7cm" svg:x2="11.4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9:43:12</meta:creation-date>
    <dc:date>2013-12-04T10:06:20</dc:date>
    <meta:editing-duration>PT11M58S</meta:editing-duration>
    <meta:editing-cycles>4</meta:editing-cycles>
    <meta:generator>LibreOffice/4.0.4.2$MacOSX_x86 LibreOffice_project/9e9821abd0ffdbc09cd8c52eaa574fa09eb08f2</meta:generator>
    <meta:document-statistic meta:object-count="70"/>
  </office:meta>
</office:document-meta>
</file>